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variable"/>
    <style:font-face style:name="Liberation Sans1" svg:font-family="'Liberation Sans'" style:font-pitch="variable"/>
    <style:font-face style:name="Times1" svg:font-family="Times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arsayılan-title">
      <style:graphic-properties draw:auto-grow-height="true" fo:min-height="3.506cm"/>
    </style:style>
    <style:style style:name="pr2" style:family="presentation" style:parent-style-name="Varsayılan-notes">
      <style:graphic-properties draw:fill-color="#ffffff" fo:min-height="13.364cm"/>
    </style:style>
    <style:style style:name="pr3" style:family="presentation" style:parent-style-name="Varsayılan_5f_-title">
      <style:graphic-properties fo:min-height="3.506cm"/>
    </style:style>
    <style:style style:name="pr4" style:family="presentation" style:parent-style-name="Varsayılan_5f_-outline1">
      <style:graphic-properties fo:min-height="13.61cm"/>
    </style:style>
    <style:style style:name="pr5" style:family="presentation" style:parent-style-name="Varsayılan_5f_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2800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280099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280099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280099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280099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800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800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800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8009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80099" fo:font-size="45%"/>
      </text:list-level-style-bullet>
    </text:list-style>
  </office:automatic-styles>
  <office:body>
    <office:presentation>
      <draw:page draw:name="page1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6cm" svg:x="1cm" svg:y="7.5cm" presentation:class="title" presentation:user-transformed="true">
          <draw:text-box>
            <text:p>Excep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arsayılan_5f_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roperAgeException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Kedi sınıfı için yaşı <text:s/>&lt; 0 olduğu zaman bir hata dönücez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6cm" svg:x="1cm" svg:y="7.5cm" presentation:class="title" presentation:user-transformed="true">
          <draw:text-box>
            <text:p>Enumer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6cm" svg:x="1cm" svg:y="7.5cm" presentation:class="title" presentation:user-transformed="true">
          <draw:text-box>
            <text:p>Örnekle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arsayılan_5f_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udentGrades tekrarda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aha önce yazdığımız StudentGrades programını biraz “refactor” edelim.</text:p>
              </text:list-item>
              <text:list-item>
                <text:p>Student sınıfı </text:p>
              </text:list-item>
              <text:list-item>
                <text:p>EngineeringStudent</text:p>
              </text:list-item>
              <text:list-item>
                <text:p>VisualArtsStudent</text:p>
              </text:list-item>
              <text:list-item>
                <text:p>name, studentId, grade, departmentCoefficient</text:p>
              </text:list-item>
              <text:list-item>
                <text:p>rankPoint method</text:p>
              </text:list-item>
              <text:list-item>
                <text:p>Listler içersinde tutulacaklar</text:p>
              </text:list-item>
              <text:list-item>
                <text:p>Listler içersinde rankPointlerine göre sıralama yapılacak</text:p>
              </text:list-item>
              <text:list-item>
                <text:p>Sıralama tablosu bastıralaca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arsayılan_5f_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psijavada.com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PaymentStrategy interface’i</text:p>
                <text:list>
                  <text:list-item>
                    <text:p>pay methodu</text:p>
                  </text:list-item>
                </text:list>
              </text:list-item>
              <text:list-item>
                <text:p>CreditCardStrategy</text:p>
                <text:list>
                  <text:list-item>
                    <text:p>name</text:p>
                  </text:list-item>
                  <text:list-item>
                    <text:p>cardNumber</text:p>
                  </text:list-item>
                  <text:list-item>
                    <text:p>cvv</text:p>
                  </text:list-item>
                  <text:list-item>
                    <text:p>dateOfExpiry</text:p>
                  </text:list-item>
                </text:list>
              </text:list-item>
              <text:list-item>
                <text:p>PaypalStrategy</text:p>
                <text:list>
                  <text:list-item>
                    <text:p>email</text:p>
                  </text:list-item>
                  <text:list-item>
                    <text:p>password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arsayılan_5f_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psijavada.com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tem</text:p>
                <text:list>
                  <text:list-item>
                    <text:p>upcCode</text:p>
                  </text:list-item>
                  <text:list-item>
                    <text:p>price</text:p>
                  </text:list-item>
                </text:list>
              </text:list-item>
              <text:list-item>
                <text:p>Book</text:p>
                <text:list>
                  <text:list-item>
                    <text:p>name</text:p>
                  </text:list-item>
                  <text:list-item>
                    <text:p>writer</text:p>
                  </text:list-item>
                </text:list>
              </text:list-item>
              <text:list-item>
                <text:p>MusicAlbum</text:p>
                <text:list>
                  <text:list-item>
                    <text:p>name</text:p>
                  </text:list-item>
                  <text:list-item>
                    <text:p>sing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arsayılan_5f_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psijavada.com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hoppingCart</text:p>
                <text:list>
                  <text:list-item>
                    <text:p>???</text:p>
                  </text:list-item>
                </text:list>
              </text:list-item>
              <text:list-item>
                <text:p>Main class</text:p>
                <text:list>
                  <text:list-item>
                    <text:p>Itemlar yaratılacak ve listede tutulacak</text:p>
                  </text:list-item>
                  <text:list-item>
                    <text:p>Kullanıcı istediği kadar ürünü sepete atacak</text:p>
                  </text:list-item>
                  <text:list-item>
                    <text:p>Sepeti alırken ödeme türü sorulacak</text:p>
                  </text:list-item>
                  <text:list-item>
                    <text:p>Alınan itemlar listeden silinecek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pitch="variable"/>
    <style:font-face style:name="Liberation Sans1" svg:font-family="'Liberation Sans'" style:font-pitch="variable"/>
    <style:font-face style:name="Times1" svg:font-family="Times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arsayılan-background" style:family="presentation">
      <style:graphic-properties draw:stroke="none" draw:fill="solid" draw:fill-color="#006699" draw:fill-image-width="0cm" draw:fill-image-height="0cm" style:repeat="stretch"/>
      <style:text-properties style:letter-kerning="true"/>
    </style:style>
    <style:style style:name="Varsayıla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DejaVu Sans Condensed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shrink-to-fit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top="0cm" fo:margin-bottom="0.4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top="0cm" fo:margin-bottom="0.3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top="0cm" fo:margin-bottom="0.2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top="0cm" fo:margin-bottom="0.1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top="0cm" fo:margin-bottom="0.1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top="0cm" fo:margin-bottom="0.1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top="0cm" fo:margin-bottom="0.1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top="0cm" fo:margin-bottom="0.1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DejaVu Sans Condensed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arsayılan_5f_-background" style:display-name="Varsayılan_-background" style:family="presentation">
      <style:graphic-properties draw:stroke="none" draw:fill="solid" draw:fill-color="#ffffff" draw:fill-image-width="0cm" draw:fill-image-height="0cm" style:repeat="repeat" draw:fill-image-ref-point="bottom-right"/>
      <style:text-properties style:letter-kerning="true"/>
    </style:style>
    <style:style style:name="Varsayılan_5f_-backgroundobjects" style:display-name="Varsayılan_-backgroundobjects" style:family="presentation">
      <style:graphic-properties draw:fill-color="#ffffff" draw:fill-image-width="0cm" draw:fill-image-height="0cm" draw:shadow="hidden" draw:shadow-offset-x="0.3cm" draw:shadow-offset-y="0.3cm" draw:shadow-color="#808080"/>
      <style:text-properties style:letter-kerning="true"/>
    </style:style>
    <style:style style:name="Varsayılan_5f_-notes" style:display-name="Varsayılan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DejaVu Sans Condensed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_5f_-outline1" style:display-name="Varsayılan_-outline1" style:family="presentation">
      <style:graphic-properties draw:stroke="none" draw:fill="none" draw:auto-grow-height="false" draw:fit-to-size="shrink-to-fit">
        <text:list-style style:name="Varsayılan_5f_-outline1" style:display-name="Varsayılan_-outline1">
          <text:list-level-style-bullet text:level="1" text:bullet-char="●">
            <style:list-level-properties text:space-before="0.3cm" text:min-label-width="0.9cm"/>
            <style:text-properties fo:font-family="StarSymbol" fo:color="#28009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280099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280099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280099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280099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800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800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800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8009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80099" fo:font-size="45%"/>
          </text:list-level-style-bullet>
        </text:list-style>
      </style:graphic-properties>
      <style:paragraph-properties fo:margin-top="0cm" fo:margin-bottom="0.5cm"/>
      <style:text-properties fo:color="#00008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_5f_-outline2" style:display-name="Varsayılan_-outline2" style:family="presentation" style:parent-style-name="Varsayılan_5f_-outline1">
      <style:paragraph-properties fo:margin-top="0cm" fo:margin-bottom="0.4cm"/>
      <style:text-properties fo:font-size="28pt" style:font-size-asian="28pt" style:font-size-complex="28pt"/>
    </style:style>
    <style:style style:name="Varsayılan_5f_-outline3" style:display-name="Varsayılan_-outline3" style:family="presentation" style:parent-style-name="Varsayılan_5f_-outline2">
      <style:paragraph-properties fo:margin-top="0cm" fo:margin-bottom="0.3cm"/>
      <style:text-properties fo:font-size="24pt" style:font-size-asian="24pt" style:font-size-complex="24pt"/>
    </style:style>
    <style:style style:name="Varsayılan_5f_-outline4" style:display-name="Varsayılan_-outline4" style:family="presentation" style:parent-style-name="Varsayılan_5f_-outline3">
      <style:paragraph-properties fo:margin-top="0cm" fo:margin-bottom="0.2cm"/>
      <style:text-properties fo:font-size="20pt" style:font-size-asian="20pt" style:font-size-complex="20pt"/>
    </style:style>
    <style:style style:name="Varsayılan_5f_-outline5" style:display-name="Varsayılan_-outline5" style:family="presentation" style:parent-style-name="Varsayılan_5f_-outline4">
      <style:paragraph-properties fo:margin-top="0cm" fo:margin-bottom="0.1cm"/>
      <style:text-properties fo:font-size="20pt" style:font-size-asian="20pt" style:font-size-complex="20pt"/>
    </style:style>
    <style:style style:name="Varsayılan_5f_-outline6" style:display-name="Varsayılan_-outline6" style:family="presentation" style:parent-style-name="Varsayılan_5f_-outline5">
      <style:paragraph-properties fo:margin-top="0cm" fo:margin-bottom="0.1cm"/>
      <style:text-properties fo:font-size="20pt" style:font-size-asian="20pt" style:font-size-complex="20pt"/>
    </style:style>
    <style:style style:name="Varsayılan_5f_-outline7" style:display-name="Varsayılan_-outline7" style:family="presentation" style:parent-style-name="Varsayılan_5f_-outline6">
      <style:paragraph-properties fo:margin-top="0cm" fo:margin-bottom="0.1cm"/>
      <style:text-properties fo:font-size="20pt" style:font-size-asian="20pt" style:font-size-complex="20pt"/>
    </style:style>
    <style:style style:name="Varsayılan_5f_-outline8" style:display-name="Varsayılan_-outline8" style:family="presentation" style:parent-style-name="Varsayılan_5f_-outline7">
      <style:paragraph-properties fo:margin-top="0cm" fo:margin-bottom="0.1cm"/>
      <style:text-properties fo:font-size="20pt" style:font-size-asian="20pt" style:font-size-complex="20pt"/>
    </style:style>
    <style:style style:name="Varsayılan_5f_-outline9" style:display-name="Varsayılan_-outline9" style:family="presentation" style:parent-style-name="Varsayılan_5f_-outline8">
      <style:paragraph-properties fo:margin-top="0cm" fo:margin-bottom="0.1cm"/>
      <style:text-properties fo:font-size="20pt" style:font-size-asian="20pt" style:font-size-complex="20pt"/>
    </style:style>
    <style:style style:name="Varsayılan_5f_-subtitle" style:display-name="Varsayılan_-subtitle" style:family="presentation">
      <style:graphic-properties draw:stroke="none" draw:fill="none" draw:textarea-vertical-align="middle">
        <text:list-style style:name="Varsayılan_5f_-subtitle" style:display-name="Varsayıla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_5f_-title" style:display-name="Varsayılan_-title" style:family="presentation">
      <style:graphic-properties draw:stroke="none" draw:fill="none" draw:textarea-vertical-align="middle">
        <text:list-style style:name="Varsayılan_5f_-title" style:display-name="Varsayıla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DejaVu Sans Condensed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cc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Times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3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3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44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6699" draw:fill-image-width="0cm" draw:fill-image-height="0cm" style:repeat="stretch"/>
    </style:style>
    <style:style style:name="Mdp2" style:family="drawing-page">
      <style:drawing-page-properties draw:background-size="border" draw:fill="solid" draw:fill-color="#ffffff" draw:fill-image-width="0cm" draw:fill-image-height="0cm" style:repeat="repeat" draw:fill-image-ref-point="bottom-right"/>
    </style:style>
    <style:style style:name="Mdp3" style:family="drawing-page">
      <style:drawing-page-properties draw:background-size="border" draw:fill="solid" draw:fill-color="#cc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arsayılan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Varsayılan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Varsayıla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arsayılan" style:page-layout-name="PM1" draw:style-name="Mdp1">
      <office:forms form:automatic-focus="false" form:apply-design-mode="false"/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arsayılan-title" draw:layer="backgroundobjects" svg:width="14.848cm" svg:height="11.136cm" svg:x="3.075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arsayılan_5f_" style:display-name="Varsayılan_" style:page-layout-name="PM1" draw:style-name="Mdp2">
      <office:forms form:automatic-focus="false" form:apply-design-mode="false"/>
      <draw:frame presentation:style-name="Varsayılan_5f_-title" draw:layer="backgroundobjects" svg:width="25.199cm" svg:height="3.506cm" svg:x="1.4cm" svg:y="0.837cm" presentation:class="title" presentation:placeholder="true">
        <draw:text-box/>
      </draw:frame>
      <draw:frame presentation:style-name="Varsayılan_5f_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arsayılan_5f_-title" draw:layer="backgroundobjects" svg:width="14.848cm" svg:height="11.136cm" svg:x="3.075cm" svg:y="2.257cm" presentation:class="page"/>
        <draw:frame presentation:style-name="Varsayılan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presentation:notes style:page-layout-name="PM0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19T11:18:23</meta:creation-date>
    <meta:editing-duration>PT16H57M5S</meta:editing-duration>
    <meta:editing-cycles>227</meta:editing-cycles>
    <dc:date>2017-02-07T02:00:53.025282552</dc:date>
    <meta:generator>LibreOffice/5.1.5.2$Linux_X86_64 LibreOffice_project/10m0$Build-2</meta:generator>
    <meta:document-statistic meta:object-count="59"/>
  </office:meta>
</office:document-meta>
</file>